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12_13" table:style-name="ta1">
        <table:shapes>
          <draw:frame draw:z-index="0" draw:style-name="gr1" draw:text-style-name="P1" svg:width="406.71pt" svg:height="255.23pt" svg:x="5.44pt" svg:y="123.48pt">
            <loext:p draw:notify-on-update-of-ranges="Histogram12_13.A2:Histogram12_13.A2 Histogram12_13.A3:Histogram12_13.A9 Histogram12_13.B2:Histogram12_13.B2 Histogram12_13.B3:Histogram12_13.B9 Histogram12_13.A2:Histogram12_13.A2 Histogram12_13.A3:Histogram12_13.A9 Histogram12_13.C2:Histogram12_13.C2 Histogram12_13.C3:Histogram12_13.C9 Histogram12_13.A2:Histogram12_13.A2 Histogram12_13.A3:Histogram12_13.A9 Histogram12_13.D2:Histogram12_13.D2 Histogram12_13.D3:Histogram12_13.D9 Histogram12_13.A2:Histogram12_13.A2 Histogram12_13.A3:Histogram12_13.A9 Histogram12_13.E2:Histogram12_13.E2 Histogram12_13.E3:Histogram12_13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10 targets 12 meter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26315789474" calcext:value-type="float">
            <text:p>0.0526315789</text:p>
          </table:table-cell>
          <table:table-cell office:value-type="float" office:value="0.111111111111" calcext:value-type="float">
            <text:p>0.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7894736842" calcext:value-type="float">
            <text:p>0.1578947368</text:p>
          </table:table-cell>
          <table:table-cell office:value-type="float" office:value="0.222222222222" calcext:value-type="float">
            <text:p>0.2222222222</text:p>
          </table:table-cell>
          <table:table-cell office:value-type="float" office:value="0.0526315789474" calcext:value-type="float">
            <text:p>0.0526315789</text:p>
          </table:table-cell>
          <table:table-cell office:value-type="float" office:value="0.190476190476" calcext:value-type="float">
            <text:p>0.19047619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10526315789" calcext:value-type="float">
            <text:p>0.2105263158</text:p>
          </table:table-cell>
          <table:table-cell office:value-type="float" office:value="0.111111111111" calcext:value-type="float">
            <text:p>0.1111111111</text:p>
          </table:table-cell>
          <table:table-cell office:value-type="float" office:value="0.157894736842" calcext:value-type="float">
            <text:p>0.1578947368</text:p>
          </table:table-cell>
          <table:table-cell office:value-type="float" office:value="0.190476190476" calcext:value-type="float">
            <text:p>0.19047619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10526315789" calcext:value-type="float">
            <text:p>0.2105263158</text:p>
          </table:table-cell>
          <table:table-cell office:value-type="float" office:value="0.277777777778" calcext:value-type="float">
            <text:p>0.2777777778</text:p>
          </table:table-cell>
          <table:table-cell office:value-type="float" office:value="0.578947368421" calcext:value-type="float">
            <text:p>0.5789473684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7894736842" calcext:value-type="float">
            <text:p>0.1578947368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105263157895" calcext:value-type="float">
            <text:p>0.1052631579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7894736842" calcext:value-type="float">
            <text:p>0.1578947368</text:p>
          </table:table-cell>
          <table:table-cell office:value-type="float" office:value="0.111111111111" calcext:value-type="float">
            <text:p>0.1111111111</text:p>
          </table:table-cell>
          <table:table-cell office:value-type="float" office:value="0.0526315789474" calcext:value-type="float">
            <text:p>0.0526315789</text:p>
          </table:table-cell>
          <table:table-cell office:value-type="float" office:value="0.047619047619" calcext:value-type="float">
            <text:p>0.04761904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526315789474" calcext:value-type="float">
            <text:p>0.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.052631578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7:17:58.904433346</dc:date>
    <meta:editing-duration>PT1M21S</meta:editing-duration>
    <meta:editing-cycles>1</meta:editing-cycles>
    <meta:document-statistic meta:table-count="1" meta:cell-count="4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49cm" svg:height="9.005cm" xlink:href=".." xlink:type="simple" chart:class="chart:scatter" chart:style-name="ch1">
        <chart:legend chart:legend-position="end" svg:x="13.224cm" svg:y="3.456cm" style:legend-expansion="high" chart:style-name="ch2"/>
        <chart:plot-area chart:style-name="ch3" table:cell-range-address="Histogram12_13.A2:Histogram12_13.E9" chart:data-source-has-labels="row" svg:x="0.063cm" svg:y="0.285cm" svg:width="12.85cm" svg:height="8.644cm">
          <chartooo:coordinate-region svg:x="0.79cm" svg:y="0.485cm" svg:width="12.029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stogram12_13.B3:Histogram12_13.B9" chart:label-cell-address="Histogram12_13.B2:Histogram12_13.B2" chart:class="chart:scatter">
            <chart:domain table:cell-range-address="Histogram12_13.A3:Histogram12_13.A9"/>
            <chart:data-point chart:repeated="7"/>
          </chart:series>
          <chart:series chart:style-name="ch7" chart:values-cell-range-address="Histogram12_13.C3:Histogram12_13.C9" chart:label-cell-address="Histogram12_13.C2:Histogram12_13.C2" chart:class="chart:scatter">
            <chart:data-point chart:repeated="7"/>
          </chart:series>
          <chart:series chart:style-name="ch8" chart:values-cell-range-address="Histogram12_13.D3:Histogram12_13.D9" chart:label-cell-address="Histogram12_13.D2:Histogram12_13.D2" chart:class="chart:scatter">
            <chart:data-point chart:repeated="7"/>
          </chart:series>
          <chart:series chart:style-name="ch9" chart:values-cell-range-address="Histogram12_13.E3:Histogram12_13.E9" chart:label-cell-address="Histogram12_13.E2:Histogram12_13.E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</text:p>
                <draw:g>
                  <svg:desc>Histogram12_13.B2:Histogram12_13.B2</svg:desc>
                </draw:g>
              </table:table-cell>
              <table:table-cell office:value-type="string">
                <text:p>41</text:p>
                <draw:g>
                  <svg:desc>Histogram12_13.C2:Histogram12_13.C2</svg:desc>
                </draw:g>
              </table:table-cell>
              <table:table-cell office:value-type="string">
                <text:p>14</text:p>
                <draw:g>
                  <svg:desc>Histogram12_13.D2:Histogram12_13.D2</svg:desc>
                </draw:g>
              </table:table-cell>
              <table:table-cell office:value-type="string">
                <text:p>44</text:p>
                <draw:g>
                  <svg:desc>Histogram12_13.E2:Histogram12_13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Histogram12_13.A3:Histogram12_13.A9</svg:desc>
                </draw:g>
              </table:table-cell>
              <table:table-cell office:value-type="float" office:value="0.0526315789474">
                <text:p>0.0526315789474</text:p>
                <draw:g>
                  <svg:desc>Histogram12_13.B3:Histogram12_13.B9</svg:desc>
                </draw:g>
              </table:table-cell>
              <table:table-cell office:value-type="float" office:value="0.111111111111">
                <text:p>0.111111111111</text:p>
                <draw:g>
                  <svg:desc>Histogram12_13.C3:Histogram12_13.C9</svg:desc>
                </draw:g>
              </table:table-cell>
              <table:table-cell office:value-type="float" office:value="0">
                <text:p>0</text:p>
                <draw:g>
                  <svg:desc>Histogram12_13.D3:Histogram12_13.D9</svg:desc>
                </draw:g>
              </table:table-cell>
              <table:table-cell office:value-type="float" office:value="0">
                <text:p>0</text:p>
                <draw:g>
                  <svg:desc>Histogram12_13.E3:Histogram12_13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222222222222">
                <text:p>0.222222222222</text:p>
              </table:table-cell>
              <table:table-cell office:value-type="float" office:value="0.0526315789474">
                <text:p>0.0526315789474</text:p>
              </table:table-cell>
              <table:table-cell office:value-type="float" office:value="0.190476190476">
                <text:p>0.190476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11111111111">
                <text:p>0.111111111111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90476190476">
                <text:p>0.190476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277777777778">
                <text:p>0.277777777778</text:p>
              </table:table-cell>
              <table:table-cell office:value-type="float" office:value="0.578947368421">
                <text:p>0.578947368421</text:p>
              </table:table-cell>
              <table:table-cell office:value-type="float" office:value="0.428571428571">
                <text:p>0.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105263157895">
                <text:p>0.105263157895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11111111111">
                <text:p>0.111111111111</text:p>
              </table:table-cell>
              <table:table-cell office:value-type="float" office:value="0.0526315789474">
                <text:p>0.0526315789474</text:p>
              </table:table-cell>
              <table:table-cell office:value-type="float" office:value="0.047619047619">
                <text:p>0.047619047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0.0526315789474">
                <text:p>0.0526315789474</text:p>
              </table:table-cell>
              <table:table-cell office:value-type="float" office:value="0">
                <text:p>0</text:p>
              </table:table-cell>
              <table:table-cell office:value-type="float" office:value="0.0526315789474">
                <text:p>0.05263157894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